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office:automatic-styles>
  <office:body>
    <office:text>
      <text:h text:style-name="Heading_20_1" text:outline-level="1">LL6033: Using Corpora in Translation studies</text:h>
      <text:h text:style-name="Heading_20_2" text:outline-level="2">Session 1a: Corpora Evaluation</text:h>
      <text:p text:style-name="First_20_paragraph"><text:span text:style-name="T1">Choose</text:span><text:span text:style-name="T2"> </text:span><text:span text:style-name="T3">two</text:span><text:span text:style-name="T4"> </text:span><text:span text:style-name="T5">of</text:span><text:span text:style-name="T6"> </text:span><text:span text:style-name="T7">the</text:span><text:span text:style-name="T8"> </text:span><text:span text:style-name="T9">following</text:span><text:span text:style-name="T10"> </text:span><text:span text:style-name="T11">corpora</text:span><text:span text:style-name="T12"> </text:span><text:span text:style-name="T13">and</text:span><text:span text:style-name="T14"> </text:span><text:span text:style-name="T15">explore</text:span><text:span text:style-name="T16"> </text:span><text:span text:style-name="T17">their</text:span><text:span text:style-name="T18"> </text:span><text:span text:style-name="T19">characteristics.</text:span><text:span text:style-name="T20"> </text:span><text:span text:style-name="T21">Here</text:span><text:span text:style-name="T22"> </text:span><text:span text:style-name="T23">you</text:span><text:span text:style-name="T24"> </text:span><text:span text:style-name="T25">have</text:span><text:span text:style-name="T26"> </text:span><text:span text:style-name="T27">a</text:span><text:span text:style-name="T28"> </text:span><text:span text:style-name="T29">template</text:span><text:span text:style-name="T30"> </text:span><text:span text:style-name="T31">that</text:span><text:span text:style-name="T32"> </text:span><text:span text:style-name="T33">will</text:span><text:span text:style-name="T34"> </text:span><text:span text:style-name="T35">help</text:span><text:span text:style-name="T36"> </text:span><text:span text:style-name="T37">you</text:span><text:span text:style-name="T38"> </text:span><text:span text:style-name="T39">evaluate</text:span><text:span text:style-name="T40"> </text:span><text:span text:style-name="T41">their</text:span><text:span text:style-name="T42"> </text:span><text:span text:style-name="T43">composition</text:span><text:span text:style-name="T44"> </text:span><text:span text:style-name="T45">and</text:span><text:span text:style-name="T46"> </text:span><text:span text:style-name="T47">think</text:span><text:span text:style-name="T48"> </text:span><text:span text:style-name="T49">about</text:span><text:span text:style-name="T50"> </text:span><text:span text:style-name="T51">their</text:span><text:span text:style-name="T52"> </text:span><text:span text:style-name="T53">potential</text:span><text:span text:style-name="T54"> </text:span><text:span text:style-name="T55">uses.</text:span></text:p>
      <text:h text:style-name="Heading_20_3" text:outline-level="3">Name of the corpus:</text:h>
      <text:h text:style-name="Heading_20_3" text:outline-level="3">Number of words:</text:h>
      <text:h text:style-name="Heading_20_3" text:outline-level="3">What type of corpora is it?</text:h>
      <text:p text:style-name="First_20_paragraph">Reference/Specialised</text:p>
      <text:p text:style-name="Text_20_body">Synchronic/Diachronic</text:p>
      <text:p text:style-name="Text_20_body">Dynamic/Static</text:p>
      <text:p text:style-name="Text_20_body">Monolingual/Multilingual - Parallel/Comparable</text:p>
      <text:h text:style-name="Heading_20_3" text:outline-level="3">Is the corpus...?</text:h>
      <text:p text:style-name="First_20_paragraph">Authentic?</text:p>
      <text:p text:style-name="Text_20_body">Representative? How is its representativeness achieved?</text:p>
      <text:p text:style-name="Text_20_body">Balanced?</text:p>
      <text:h text:style-name="Heading_20_3" text:outline-level="3">What could this corpus be useful for?</text:h>
      <text:h text:style-name="Heading_20_2" text:outline-level="2">Examples of corpora:</text:h>
      <text:p text:style-name="First_20_paragraph"><text:span text:style-name="T56">Catalan</text:span></text:p>
      <text:p text:style-name="Text_20_body">Corpus Textual Informatitzat de la Llengua Catalana: https://ctilc.iec.cat</text:p>
      <text:p text:style-name="Text_20_body">COVALT Catalan Translation Corpus: http://www.covalt.uji.es/en/</text:p>
      <text:p text:style-name="Text_20_body"><text:span text:style-name="T57">Spanish</text:span></text:p>
      <text:p text:style-name="Text_20_body">Corpus del español: http://www.corpusdelespanol.org/x.asp</text:p>
      <text:p text:style-name="Text_20_body"><text:span text:style-name="T58">Chinese</text:span></text:p>
      <text:p text:style-name="Text_20_body">Chinese Internet Corpus: http://corpus.leeds.ac.uk/query-zh.html</text:p>
      <text:p text:style-name="Text_20_body">E-C Concord: http://ec-concord.ied.edu.hk/paraconc/index.htm</text:p>
      <text:p text:style-name="Text_20_body"><text:span text:style-name="T59">English</text:span></text:p>
      <text:p text:style-name="Text_20_body">Corpus of Contemporary American English: https://corpus.byu.edu/coca/</text:p>
      <text:p text:style-name="Text_20_body">Collins Wordbanks Online English Corpus: https://collins.co.uk/pages/elt-cobuild-reference-the-collins-corpus</text:p>
      <text:p text:style-name="Text_20_body">TEC: https://www.alc.manchester.ac.uk/translation-and-intercultural-studies/research/projects/translational-english-corpus-tec/</text:p>
      <text:p text:style-name="Text_20_body"><text:span text:style-name="T60">French</text:span></text:p>
      <text:p text:style-name="Text_20_body">Frantext: http://www.cnrtl.fr/corpus/frantext/</text:p>
      <text:p text:style-name="Text_20_body">Corpus journalistique de l'Est Républicain: http://www.cnrtl.fr/corpus/estrepublicain/</text:p>
      <text:p text:style-name="Text_20_body"><text:span text:style-name="T61">German</text:span></text:p>
      <text:p text:style-name="Text_20_body">COSMAS II: http://www.ids-mannheim.de/cosmas2/</text:p>
      <text:p text:style-name="Text_20_body">NEGRA: http://www.coli.uni-saarland.de/projects/sfb378/negra-corpus/</text:p>
      <text:p text:style-name="Text_20_body"><text:span text:style-name="T62">Italian</text:span></text:p>
      <text:p text:style-name="Text_20_body">CORIS/CODIS: http://corpora.dslo.unibo.it/coris_eng.html</text:p>
      <text:p text:style-name="Text_20_body">BOnonia Legal Corpus - BOLC: http://corpora.dslo.unibo.it/bolc_eng.html</text:p>
      <text:p text:style-name="Text_20_body"><text:span text:style-name="T63">Various</text:span><text:span text:style-name="T64"> </text:span><text:span text:style-name="T65">languages</text:span></text:p>
      <text:p text:style-name="Text_20_body">Corpus Tècnic: http://bwananet.iula.upf.edu</text:p>
      <text:p text:style-name="Text_20_body">COMPARA: https://www.linguateca.pt/COMPARA/index.php</text:p>
      <text:p text:style-name="Text_20_body">DCEP: Digital Corpus of the European Parliament: https://ec.europa.eu/jrc/en/language-technologies/dcep</text:p>
      <text:h text:style-name="Heading_20_2" text:outline-level="2">Session 1b: Web as corpus</text:h>
      <text:p text:style-name="First_20_paragraph">[Adapted from Gatto 2014]</text:p>
      <text:h text:style-name="Heading_20_3" text:outline-level="3">A. Use the web to search for evidence of attested usage of:</text:h>
      <text:p text:style-name="First_20_paragraph">Tall temperature vs high temperature Separate ways vs. different ways Large number vs big number</text:p>
      <text:p text:style-name="Text_20_body"><text:span text:style-name="T66">Now</text:span><text:span text:style-name="T67"> </text:span><text:span text:style-name="T68">do</text:span><text:span text:style-name="T69"> </text:span><text:span text:style-name="T70">the</text:span><text:span text:style-name="T71"> </text:span><text:span text:style-name="T72">same</text:span><text:span text:style-name="T73"> </text:span><text:span text:style-name="T74">for</text:span><text:span text:style-name="T75"> </text:span><text:span text:style-name="T76">the</text:span><text:span text:style-name="T77"> </text:span><text:span text:style-name="T78">different</text:span><text:span text:style-name="T79"> </text:span><text:span text:style-name="T80">translation</text:span><text:span text:style-name="T81"> </text:span><text:span text:style-name="T82">possibilities</text:span><text:span text:style-name="T83"> </text:span><text:span text:style-name="T84">in</text:span><text:span text:style-name="T85"> </text:span><text:span text:style-name="T86">your</text:span><text:span text:style-name="T87"> </text:span><text:span text:style-name="T88">other</text:span><text:span text:style-name="T89"> </text:span><text:span text:style-name="T90">language(s)</text:span></text:p>
      <text:h text:style-name="Heading_20_3" text:outline-level="3">B. Devise a complex query to explore the following patterns in academic discourse:</text:h>
      <text:p text:style-name="First_20_paragraph">Have a ... impact on</text:p>
      <text:p text:style-name="Text_20_body">A ... increase in</text:p>
      <text:p text:style-name="Text_20_body"><text:span text:style-name="T91">What</text:span><text:span text:style-name="T92"> </text:span><text:span text:style-name="T93">are</text:span><text:span text:style-name="T94"> </text:span><text:span text:style-name="T95">the</text:span><text:span text:style-name="T96"> </text:span><text:span text:style-name="T97">most</text:span><text:span text:style-name="T98"> </text:span><text:span text:style-name="T99">common</text:span><text:span text:style-name="T100"> </text:span><text:span text:style-name="T101">terms</text:span><text:span text:style-name="T102"> </text:span><text:span text:style-name="T103">for</text:span><text:span text:style-name="T104"> </text:span><text:span text:style-name="T105">the</text:span><text:span text:style-name="T106"> </text:span><text:span text:style-name="T107">blanks?</text:span><text:span text:style-name="T108"> </text:span><text:span text:style-name="T109">How</text:span><text:span text:style-name="T110"> </text:span><text:span text:style-name="T111">can</text:span><text:span text:style-name="T112"> </text:span><text:span text:style-name="T113">you</text:span><text:span text:style-name="T114"> </text:span><text:span text:style-name="T115">translate</text:span><text:span text:style-name="T116"> </text:span><text:span text:style-name="T117">the</text:span><text:span text:style-name="T118"> </text:span><text:span text:style-name="T119">expressions</text:span><text:span text:style-name="T120"> </text:span><text:span text:style-name="T121">into</text:span><text:span text:style-name="T122"> </text:span><text:span text:style-name="T123">your</text:span><text:span text:style-name="T124"> </text:span><text:span text:style-name="T125">other</text:span><text:span text:style-name="T126"> </text:span><text:span text:style-name="T127">language(s)</text:span><text:span text:style-name="T128"> </text:span><text:span text:style-name="T129">(and</text:span><text:span text:style-name="T130"> </text:span><text:span text:style-name="T131">make</text:span><text:span text:style-name="T132"> </text:span><text:span text:style-name="T133">sure</text:span><text:span text:style-name="T134"> </text:span><text:span text:style-name="T135">the</text:span><text:span text:style-name="T136"> </text:span><text:span text:style-name="T137">patterns</text:span><text:span text:style-name="T138"> </text:span><text:span text:style-name="T139">are</text:span><text:span text:style-name="T140"> </text:span><text:span text:style-name="T141">equally</text:span><text:span text:style-name="T142"> </text:span><text:span text:style-name="T143">common)?</text:span></text:p>
      <text:h text:style-name="Heading_20_3" text:outline-level="3">C. Find out two regional or diachronic vocabulary differences in your language(s) with Google Trend, similar to the truck/lorry example that we looked at. How can Google Trends be useful for you when translating?</text:h>
      <text:h text:style-name="Heading_20_3" text:outline-level="3">D. Explore the BYU iWeb corpus website: What are the benefits of having a tool like that? What can the different options be useful for?</text:h>
      <text:h text:style-name="Heading_20_3" text:outline-level="3">E. Register for CQP web and explore the Europarl parallel corpora. How can they be useful for the translation of the text that you have been given? How can you combine the use of parallel corpora with the rest of things you have learned today for a fast and accurate translation of the terminology in the tex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